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84.81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146.15pt"/>
    </style:style>
    <style:style style:name="co4" style:family="table-column">
      <style:table-column-properties fo:break-before="auto" style:column-width="193.49pt"/>
    </style:style>
    <style:style style:name="co5" style:family="table-column">
      <style:table-column-properties fo:break-before="auto" style:column-width="127.5pt"/>
    </style:style>
    <style:style style:name="co6" style:family="table-column">
      <style:table-column-properties fo:break-before="auto" style:column-width="134.25pt"/>
    </style:style>
    <style:style style:name="co7" style:family="table-column">
      <style:table-column-properties fo:break-before="auto" style:column-width="141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114.24pt"/>
    </style:style>
    <style:style style:name="co10" style:family="table-column">
      <style:table-column-properties fo:break-before="auto" style:column-width="131.75pt"/>
    </style:style>
    <style:style style:name="co11" style:family="table-column">
      <style:table-column-properties fo:break-before="auto" style:column-width="126.06pt"/>
    </style:style>
    <style:style style:name="co12" style:family="table-column">
      <style:table-column-properties fo:break-before="auto" style:column-width="61.5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603.64pt"/>
    </style:style>
    <style:style style:name="co15" style:family="table-column">
      <style:table-column-properties fo:break-before="auto" style:column-width="143.04pt"/>
    </style:style>
    <style:style style:name="ro1" style:family="table-row">
      <style:table-row-properties style:row-height="51.7pt" fo:break-before="auto" style:use-optimal-row-height="false"/>
    </style:style>
    <style:style style:name="ro2" style:family="table-row">
      <style:table-row-properties style:row-height="22.85pt" fo:break-before="auto" style:use-optimal-row-height="false"/>
    </style:style>
    <style:style style:name="ro3" style:family="table-row">
      <style:table-row-properties style:row-height="17.89pt" fo:break-before="auto" style:use-optimal-row-height="false"/>
    </style:style>
    <style:style style:name="ro4" style:family="table-row">
      <style:table-row-properties style:row-height="17.15pt" fo:break-before="auto" style:use-optimal-row-height="false"/>
    </style:style>
    <style:style style:name="ro5" style:family="table-row">
      <style:table-row-properties style:row-height="15.65pt" fo:break-before="auto" style:use-optimal-row-height="false"/>
    </style:style>
    <style:style style:name="ro6" style:family="table-row">
      <style:table-row-properties style:row-height="29.1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6.16pt" fo:break-before="auto" style:use-optimal-row-height="true"/>
    </style:style>
    <style:style style:name="ro10" style:family="table-row">
      <style:table-row-properties style:row-height="26.84pt" fo:break-before="auto" style:use-optimal-row-height="false"/>
    </style:style>
    <style:style style:name="ro11" style:family="table-row">
      <style:table-row-properties style:row-height="32.8pt" fo:break-before="auto" style:use-optimal-row-height="false"/>
    </style:style>
    <style:style style:name="ro12" style:family="table-row">
      <style:table-row-properties style:row-height="22.96pt" fo:break-before="auto" style:use-optimal-row-height="true"/>
    </style:style>
    <style:style style:name="ro13" style:family="table-row">
      <style:table-row-properties style:row-height="12.95pt" fo:break-before="auto" style:use-optimal-row-height="false"/>
    </style:style>
    <style:style style:name="ro14" style:family="table-row">
      <style:table-row-properties style:row-height="22.34pt" fo:break-before="auto" style:use-optimal-row-height="true"/>
    </style:style>
    <style:style style:name="ro15" style:family="table-row">
      <style:table-row-properties style:row-height="17.15pt" fo:break-before="auto" style:use-optimal-row-height="true"/>
    </style:style>
    <style:style style:name="ro16" style:family="table-row">
      <style:table-row-properties style:row-height="25.34pt" fo:break-before="auto" style:use-optimal-row-height="false"/>
    </style:style>
    <style:style style:name="ro17" style:family="table-row">
      <style:table-row-properties style:row-height="14.91pt" fo:break-before="auto" style:use-optimal-row-height="false"/>
    </style:style>
    <style:style style:name="ro18" style:family="table-row">
      <style:table-row-properties style:row-height="19.7pt" fo:break-before="auto" style:use-optimal-row-height="true"/>
    </style:style>
    <style:style style:name="ro19" style:family="table-row">
      <style:table-row-properties style:row-height="85.04pt" fo:break-before="auto" style:use-optimal-row-height="true"/>
    </style:style>
    <style:style style:name="ro20" style:family="table-row">
      <style:table-row-properties style:row-height="13.89pt" fo:break-before="auto" style:use-optimal-row-height="false"/>
    </style:style>
    <style:style style:name="ro21" style:family="table-row">
      <style:table-row-properties style:row-height="17.35pt" fo:break-before="auto" style:use-optimal-row-height="true"/>
    </style:style>
    <style:style style:name="ro22" style:family="table-row">
      <style:table-row-properties style:row-height="22.96pt" fo:break-before="auto" style:use-optimal-row-height="false"/>
    </style:style>
    <style:style style:name="ro23" style:family="table-row">
      <style:table-row-properties style:row-height="73.96pt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89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2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6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340.16pt" fo:min-height="67.2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340.16pt" fo:min-height="35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8.7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9.4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number-columns-repeated="7" table:default-cell-style-name="ce55"/>
        </table:table-column-group>
        <table:table-column-group table:display="false">
          <table:table-column table:style-name="co5" table:visibility="collapse" table:number-columns-repeated="7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 table:display="false">
          <table:table-column table:style-name="co6" table:visibility="collapse" table:number-columns-repeated="2" table:default-cell-style-name="ce65"/>
          <table:table-column table:style-name="co7" table:visibility="collapse" table:number-columns-repeated="5" table:default-cell-style-name="ce65"/>
        </table:table-column-group>
        <table:table-column-group table:display="false">
          <table:table-column table:style-name="co7" table:visibility="collapse" table:number-columns-repeated="7" table:default-cell-style-name="ce65"/>
        </table:table-column-group>
        <table:table-column-group table:display="false">
          <table:table-column table:style-name="co7" table:visibility="collapse" table:number-columns-repeated="7" table:default-cell-style-name="ce65"/>
        </table:table-column-group>
        <table:table-column table:style-name="co7" table:default-cell-style-name="ce65"/>
        <table:table-column table:style-name="co8" table:number-columns-repeated="6" table:default-cell-style-name="ce65"/>
        <table:table-column table:style-name="co7" table:default-cell-style-name="ce65"/>
        <table:table-column table:style-name="co8" table:number-columns-repeated="9" table:default-cell-style-name="ce65"/>
        <table:table-column table:style-name="co7" table:default-cell-style-name="ce65"/>
        <table:table-column table:style-name="co8" table:number-columns-repeated="3" table:default-cell-style-name="ce65"/>
        <table:table-column table:style-name="co9" table:default-cell-style-name="ce65"/>
        <table:table-column table:style-name="co8" table:number-columns-repeated="3" table:default-cell-style-name="ce65"/>
        <table:table-column table:style-name="co10" table:number-columns-repeated="9" table:default-cell-style-name="ce7"/>
        <table:table-column table:style-name="co11" table:default-cell-style-name="ce7"/>
        <table:table-column table:style-name="co12" table:number-columns-repeated="877" table:default-cell-style-name="ce7"/>
        <table:table-column table:style-name="co12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7-10-01" calcext:value-type="date">
            <text:p>1. October 2017</text:p>
          </table:table-cell>
          <table:table-cell table:style-name="ce46" office:value-type="date" office:date-value="2017-10-02" calcext:value-type="date">
            <text:p>2. October 2017</text:p>
          </table:table-cell>
          <table:table-cell table:style-name="ce46" office:value-type="date" office:date-value="2017-10-03" calcext:value-type="date">
            <text:p>3. October 2017</text:p>
          </table:table-cell>
          <table:table-cell table:style-name="ce46" office:value-type="date" office:date-value="2017-10-04" calcext:value-type="date">
            <text:p>4. October 2017</text:p>
          </table:table-cell>
          <table:table-cell table:style-name="ce46" office:value-type="date" office:date-value="2017-10-05" calcext:value-type="date">
            <text:p>5. October 2017</text:p>
          </table:table-cell>
          <table:table-cell table:style-name="ce46" office:value-type="date" office:date-value="2017-10-06" calcext:value-type="date">
            <text:p>6. October 2017</text:p>
          </table:table-cell>
          <table:table-cell table:style-name="ce46" office:value-type="date" office:date-value="2017-10-07" calcext:value-type="date">
            <text:p>7. October 2017</text:p>
          </table:table-cell>
          <table:table-cell table:style-name="ce46" office:value-type="date" office:date-value="2017-10-08" calcext:value-type="date">
            <text:p>8. October 2017</text:p>
          </table:table-cell>
          <table:table-cell table:style-name="ce46" office:value-type="date" office:date-value="2017-10-09" calcext:value-type="date">
            <text:p>9. October 2017</text:p>
          </table:table-cell>
          <table:table-cell table:style-name="ce46" office:value-type="date" office:date-value="2017-10-10" calcext:value-type="date">
            <text:p>10. October 2017</text:p>
          </table:table-cell>
          <table:table-cell table:style-name="ce46" office:value-type="date" office:date-value="2017-10-11" calcext:value-type="date">
            <text:p>11. October 2017</text:p>
          </table:table-cell>
          <table:table-cell table:style-name="ce46" office:value-type="date" office:date-value="2017-10-12" calcext:value-type="date">
            <text:p>12. October 2017</text:p>
          </table:table-cell>
          <table:table-cell table:style-name="ce46" office:value-type="date" office:date-value="2017-10-13" calcext:value-type="date">
            <text:p>13. October 2017</text:p>
          </table:table-cell>
          <table:table-cell table:style-name="ce46" office:value-type="date" office:date-value="2017-10-14" calcext:value-type="date">
            <text:p>14. October 2017</text:p>
          </table:table-cell>
          <table:table-cell table:style-name="ce46" office:value-type="date" office:date-value="2017-10-15" calcext:value-type="date">
            <text:p>15. October 2017</text:p>
          </table:table-cell>
          <table:table-cell table:style-name="ce46" office:value-type="date" office:date-value="2017-10-16" calcext:value-type="date">
            <text:p>16. October 2017</text:p>
          </table:table-cell>
          <table:table-cell table:style-name="ce46" office:value-type="date" office:date-value="2017-10-17" calcext:value-type="date">
            <text:p>17. October 2017</text:p>
          </table:table-cell>
          <table:table-cell table:style-name="ce46" office:value-type="date" office:date-value="2017-10-18" calcext:value-type="date">
            <text:p>18. October 2017</text:p>
          </table:table-cell>
          <table:table-cell table:style-name="ce46" office:value-type="date" office:date-value="2017-10-19" calcext:value-type="date">
            <text:p>19. October 2017</text:p>
          </table:table-cell>
          <table:table-cell table:style-name="ce46" office:value-type="date" office:date-value="2017-10-20" calcext:value-type="date">
            <text:p>20. October 2017</text:p>
          </table:table-cell>
          <table:table-cell table:style-name="ce46" office:value-type="date" office:date-value="2017-10-21" calcext:value-type="date">
            <text:p>21. October 2017</text:p>
          </table:table-cell>
          <table:table-cell table:style-name="ce46" office:value-type="date" office:date-value="2017-10-22" calcext:value-type="date">
            <text:p>22. October 2017</text:p>
          </table:table-cell>
          <table:table-cell table:style-name="ce46" office:value-type="date" office:date-value="2017-10-23" calcext:value-type="date">
            <text:p>23. October 2017</text:p>
          </table:table-cell>
          <table:table-cell table:style-name="ce46" office:value-type="date" office:date-value="2017-10-24" calcext:value-type="date">
            <text:p>24. October 2017</text:p>
          </table:table-cell>
          <table:table-cell table:style-name="ce46" office:value-type="date" office:date-value="2017-10-25" calcext:value-type="date">
            <text:p>25. October 2017</text:p>
          </table:table-cell>
          <table:table-cell table:style-name="ce46" office:value-type="date" office:date-value="2017-10-26" calcext:value-type="date">
            <text:p>26. October 2017</text:p>
          </table:table-cell>
          <table:table-cell table:style-name="ce46" office:value-type="date" office:date-value="2017-10-27" calcext:value-type="date">
            <text:p>27. October 2017</text:p>
          </table:table-cell>
          <table:table-cell table:style-name="ce46" office:value-type="date" office:date-value="2017-10-28" calcext:value-type="date">
            <text:p>28. October 2017</text:p>
          </table:table-cell>
          <table:table-cell table:style-name="ce46" office:value-type="date" office:date-value="2017-10-29" calcext:value-type="date">
            <text:p>29. October 2017</text:p>
          </table:table-cell>
          <table:table-cell table:style-name="ce46" office:value-type="date" office:date-value="2017-10-30" calcext:value-type="date">
            <text:p>30. October 2017</text:p>
          </table:table-cell>
          <table:table-cell table:style-name="ce46" office:value-type="date" office:date-value="2017-10-31" calcext:value-type="date">
            <text:p>31. October 2017</text:p>
          </table:table-cell>
          <table:table-cell table:style-name="ce46" office:value-type="date" office:date-value="2017-11-01" calcext:value-type="date">
            <text:p>1. November 2017</text:p>
          </table:table-cell>
          <table:table-cell table:style-name="ce46" office:value-type="date" office:date-value="2017-11-02" calcext:value-type="date">
            <text:p>2. November 2017</text:p>
          </table:table-cell>
          <table:table-cell table:style-name="ce46" office:value-type="date" office:date-value="2017-11-03" calcext:value-type="date">
            <text:p>3. November 2017</text:p>
          </table:table-cell>
          <table:table-cell table:style-name="ce46" office:value-type="date" office:date-value="2017-11-04" calcext:value-type="date">
            <text:p>4. November 2017</text:p>
          </table:table-cell>
          <table:table-cell table:style-name="ce46" office:value-type="date" office:date-value="2017-11-05" calcext:value-type="date">
            <text:p>5. November 2017</text:p>
          </table:table-cell>
          <table:table-cell table:style-name="ce46" office:value-type="date" office:date-value="2017-11-06" calcext:value-type="date">
            <text:p>6. November 2017</text:p>
          </table:table-cell>
          <table:table-cell table:style-name="ce46" office:value-type="date" office:date-value="2017-11-07" calcext:value-type="date">
            <text:p>7. November 2017</text:p>
          </table:table-cell>
          <table:table-cell table:style-name="ce46" office:value-type="date" office:date-value="2017-11-08" calcext:value-type="date">
            <text:p>8. November 2017</text:p>
          </table:table-cell>
          <table:table-cell table:style-name="ce46" office:value-type="date" office:date-value="2017-11-09" calcext:value-type="date">
            <text:p>9. November 2017</text:p>
          </table:table-cell>
          <table:table-cell table:style-name="ce46" office:value-type="date" office:date-value="2017-11-10" calcext:value-type="date">
            <text:p>10. November 2017</text:p>
          </table:table-cell>
          <table:table-cell table:style-name="ce46" office:value-type="date" office:date-value="2017-11-11" calcext:value-type="date">
            <text:p>11. November 2017</text:p>
          </table:table-cell>
          <table:table-cell table:style-name="ce46" office:value-type="date" office:date-value="2017-11-12" calcext:value-type="date">
            <text:p>12. November 2017</text:p>
          </table:table-cell>
          <table:table-cell table:style-name="ce46" office:value-type="date" office:date-value="2017-11-13" calcext:value-type="date">
            <text:p>13. November 2017</text:p>
          </table:table-cell>
          <table:table-cell table:style-name="ce46" office:value-type="date" office:date-value="2017-11-14" calcext:value-type="date">
            <text:p>14. November 2017</text:p>
          </table:table-cell>
          <table:table-cell table:style-name="ce46" office:value-type="date" office:date-value="2017-11-15" calcext:value-type="date">
            <text:p>15. November 2017</text:p>
          </table:table-cell>
          <table:table-cell table:style-name="ce46" office:value-type="date" office:date-value="2017-11-16" calcext:value-type="date">
            <text:p>16. November 2017</text:p>
          </table:table-cell>
          <table:table-cell table:style-name="ce46" office:value-type="date" office:date-value="2017-11-17" calcext:value-type="date">
            <text:p>17. November 2017</text:p>
          </table:table-cell>
          <table:table-cell table:style-name="ce46" office:value-type="date" office:date-value="2017-11-18" calcext:value-type="date">
            <text:p>18. November 2017</text:p>
          </table:table-cell>
          <table:table-cell table:style-name="ce46" office:value-type="date" office:date-value="2017-11-19" calcext:value-type="date">
            <text:p>19. November 2017</text:p>
          </table:table-cell>
          <table:table-cell table:style-name="ce46" office:value-type="date" office:date-value="2017-11-20" calcext:value-type="date">
            <text:p>20. November 2017</text:p>
          </table:table-cell>
          <table:table-cell table:style-name="ce46" office:value-type="date" office:date-value="2017-11-21" calcext:value-type="date">
            <text:p>21. November 2017</text:p>
          </table:table-cell>
          <table:table-cell table:style-name="ce46" office:value-type="date" office:date-value="2017-11-22" calcext:value-type="date">
            <text:p>22. November 2017</text:p>
          </table:table-cell>
          <table:table-cell table:style-name="ce46" office:value-type="date" office:date-value="2017-11-23" calcext:value-type="date">
            <text:p>23. November 2017</text:p>
          </table:table-cell>
          <table:table-cell table:style-name="ce46" office:value-type="date" office:date-value="2017-11-24" calcext:value-type="date">
            <text:p>24. November 2017</text:p>
          </table:table-cell>
          <table:table-cell table:style-name="ce46" office:value-type="date" office:date-value="2017-11-25" calcext:value-type="date">
            <text:p>25. November 2017</text:p>
          </table:table-cell>
          <table:table-cell table:style-name="ce46" office:value-type="date" office:date-value="2017-11-26" calcext:value-type="date">
            <text:p>26. November 2017</text:p>
          </table:table-cell>
          <table:table-cell table:style-name="ce46" office:value-type="date" office:date-value="2017-11-27" calcext:value-type="date">
            <text:p>27. November 2017</text:p>
          </table:table-cell>
          <table:table-cell table:style-name="ce46" office:value-type="date" office:date-value="2017-11-28" calcext:value-type="date">
            <text:p>28. November 2017</text:p>
          </table:table-cell>
          <table:table-cell table:style-name="ce46" office:value-type="date" office:date-value="2017-11-29" calcext:value-type="date">
            <text:p>29. November 2017</text:p>
          </table:table-cell>
          <table:table-cell table:style-name="ce46" office:value-type="date" office:date-value="2017-11-30" calcext:value-type="date">
            <text:p>30. November 2017</text:p>
          </table:table-cell>
          <table:table-cell table:style-name="ce46" office:value-type="date" office:date-value="2017-12-01" calcext:value-type="date">
            <text:p>1. December 2017</text:p>
          </table:table-cell>
          <table:table-cell table:style-name="ce46" office:value-type="date" office:date-value="2017-12-02" calcext:value-type="date">
            <text:p>2. December 2017</text:p>
          </table:table-cell>
          <table:table-cell table:style-name="ce46" office:value-type="date" office:date-value="2017-12-03" calcext:value-type="date">
            <text:p>3. December 2017</text:p>
          </table:table-cell>
          <table:table-cell table:style-name="ce46" office:value-type="date" office:date-value="2017-12-04" calcext:value-type="date">
            <text:p>4. December 2017</text:p>
          </table:table-cell>
          <table:table-cell table:style-name="ce46" office:value-type="date" office:date-value="2017-12-05" calcext:value-type="date">
            <text:p>5. December 2017</text:p>
          </table:table-cell>
          <table:table-cell table:style-name="ce46" office:value-type="date" office:date-value="2017-12-06" calcext:value-type="date">
            <text:p>6. December 2017</text:p>
          </table:table-cell>
          <table:table-cell table:style-name="ce46" office:value-type="date" office:date-value="2017-12-07" calcext:value-type="date">
            <text:p>7. December 2017</text:p>
          </table:table-cell>
          <table:table-cell table:style-name="ce46" office:value-type="date" office:date-value="2017-12-08" calcext:value-type="date">
            <text:p>8. December 2017</text:p>
          </table:table-cell>
          <table:table-cell table:style-name="ce46" office:value-type="date" office:date-value="2017-12-09" calcext:value-type="date">
            <text:p>9. December 2017</text:p>
          </table:table-cell>
          <table:table-cell table:style-name="ce46" office:value-type="date" office:date-value="2017-12-10" calcext:value-type="date">
            <text:p>10. December 2017</text:p>
          </table:table-cell>
          <table:table-cell table:style-name="ce46" office:value-type="date" office:date-value="2017-12-11" calcext:value-type="date">
            <text:p>11. December 2017</text:p>
          </table:table-cell>
          <table:table-cell table:style-name="ce46" office:value-type="date" office:date-value="2017-12-12" calcext:value-type="date">
            <text:p>12. December 2017</text:p>
          </table:table-cell>
          <table:table-cell table:style-name="ce46" office:value-type="date" office:date-value="2017-12-13" calcext:value-type="date">
            <text:p>13. December 2017</text:p>
          </table:table-cell>
          <table:table-cell table:style-name="ce46" office:value-type="date" office:date-value="2017-12-14" calcext:value-type="date">
            <text:p>14. December 2017</text:p>
          </table:table-cell>
          <table:table-cell table:style-name="ce46" office:value-type="date" office:date-value="2017-12-15" calcext:value-type="date">
            <text:p>15. December 2017</text:p>
          </table:table-cell>
          <table:table-cell table:style-name="ce46" office:value-type="date" office:date-value="2017-12-16" calcext:value-type="date">
            <text:p>16. December 2017</text:p>
          </table:table-cell>
          <table:table-cell table:style-name="ce46" office:value-type="date" office:date-value="2017-12-17" calcext:value-type="date">
            <text:p>17. December 2017</text:p>
          </table:table-cell>
          <table:table-cell table:style-name="ce69" table:number-columns-repeated="827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22"/>
          <table:table-cell table:style-name="ce60"/>
          <table:table-cell table:style-name="ce56" office:value-type="float" office:value="2465" calcext:value-type="float">
            <office:annotation draw:style-name="gr1" draw:text-style-name="P2" svg:width="82.18pt" svg:height="40.03pt" svg:x="979.46pt" svg:y="9.16pt" draw:caption-point-x="-17.29pt" draw:caption-point-y="42.8pt">
              <dc:date>2017-10-30T00:00:00</dc:date>
              <text:p text:style-name="P1"><text:span text:style-name="T1">Rent for October </text:span><text:span text:style-name="T1">from 2</text:span><text:span text:style-name="T2">nd</text:span><text:span text:style-name="T1"> Oct till </text:span><text:span text:style-name="T1">31</text:span><text:span text:style-name="T2">st</text:span><text:span text:style-name="T1"> Oct</text:span></text:p>
            </office:annotation>
            <text:p>2465</text:p>
          </table:table-cell>
          <table:table-cell table:style-name="ce60" table:number-columns-repeated="54"/>
          <table:table-cell table:style-name="ce70" table:number-columns-repeated="827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5.5" calcext:value-type="float">
            <office:annotation draw:style-name="gr2" draw:text-style-name="P4" svg:width="78.75pt" svg:height="72.88pt" svg:x="983.45pt" svg:y="10.46pt" draw:caption-point-x="-21.29pt" draw:caption-point-y="64.35pt">
              <dc:date>2017-10-03T00:00:00</dc:date>
              <text:p text:style-name="P3"><text:span text:style-name="T3">Spent from Card</text:span></text:p>
              <text:p text:style-name="P3"><text:span text:style-name="T3"/></text:p>
              <text:p text:style-name="P3"><text:span text:style-name="T3">ICE Train Ticket </text:span><text:span text:style-name="T3">from Frankfurt to </text:span><text:span text:style-name="T3">Stuttgart</text:span></text:p>
            </office:annotation>
            <text:p>65.5</text:p>
          </table:table-cell>
          <table:table-cell table:style-name="ce2" table:number-columns-repeated="20"/>
          <table:table-cell table:style-name="ce60" table:number-columns-repeated="56"/>
          <table:table-cell table:style-name="ce71" table:number-columns-repeated="827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3" draw:text-style-name="P4" svg:width="78.72pt" svg:height="40.85pt" svg:x="983.45pt" svg:y="53.91pt" draw:caption-point-x="-21.29pt" draw:caption-point-y="43.77pt">
              <dc:date>2016-11-01T00:00:00</dc:date>
              <text:p text:style-name="P3"><text:span text:style-name="T3">Taxi from Room </text:span><text:span text:style-name="T3">to Bangalore </text:span><text:span text:style-name="T3">Airport</text:span></text:p>
            </office:annotation>
            <text:p>1190rs</text:p>
          </table:table-cell>
          <table:table-cell table:style-name="ce2" office:value-type="float" office:value="33.5" calcext:value-type="float">
            <office:annotation draw:style-name="gr4" draw:text-style-name="P2" svg:width="82.18pt" svg:height="39.29pt" svg:x="979.46pt" svg:y="54.88pt" draw:caption-point-x="-17.29pt" draw:caption-point-y="42.8pt">
              <dc:date>2016-11-06T00:00:00</dc:date>
              <text:p text:style-name="P1"><text:span text:style-name="T1">From </text:span><text:span text:style-name="T1">HauptBahnof to </text:span><text:span text:style-name="T1">Room</text:span></text:p>
            </office:annotation>
            <text:p>33.5</text:p>
          </table:table-cell>
          <table:table-cell table:style-name="ce2" table:number-columns-repeated="20"/>
          <table:table-cell table:style-name="ce60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39.5" calcext:value-type="float">
            <office:annotation draw:style-name="gr4" draw:text-style-name="P2" svg:width="82.18pt" svg:height="39.29pt" svg:x="979.46pt" svg:y="90.68pt" draw:caption-point-x="-17.29pt" draw:caption-point-y="42.8pt">
              <dc:date>2017-10-03T00:00:00</dc:date>
              <text:p text:style-name="P1"><text:span text:style-name="T1">Bought Train </text:span><text:span text:style-name="T1">Pass @ Fellbach </text:span><text:span text:style-name="T1">Station</text:span></text:p>
            </office:annotation>
            <text:p>139.5</text:p>
          </table:table-cell>
          <table:table-cell table:style-name="ce2" table:number-columns-repeated="19"/>
          <table:table-cell table:style-name="ce60" table:number-columns-repeated="12"/>
          <table:table-cell table:style-name="ce60" office:value-type="float" office:value="139.5" calcext:value-type="float">
            <text:p>139.5</text:p>
          </table:table-cell>
          <table:table-cell table:style-name="ce60" table:number-columns-repeated="43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6"/>
          <table:table-cell table:style-name="ce47" office:value-type="float" office:value="7.2" calcext:value-type="float">
            <office:annotation draw:style-name="gr4" draw:text-style-name="P2" svg:width="82.18pt" svg:height="39.29pt" svg:x="979.46pt" svg:y="108.57pt" draw:caption-point-x="-17.29pt" draw:caption-point-y="42.8pt">
              <dc:date>2017-10-23T00:00:00</dc:date>
              <text:p text:style-name="P1"><text:span text:style-name="T1">Train To &amp; Fro </text:span><text:span text:style-name="T1">from Zell to </text:span><text:span text:style-name="T1">Fellbach</text:span></text:p>
            </office:annotation>
            <text:p>7.2</text:p>
          </table:table-cell>
          <table:table-cell table:style-name="ce47" table:number-columns-repeated="2"/>
          <table:table-cell table:style-name="ce61" table:number-columns-repeated="17"/>
          <table:table-cell table:style-name="ce61" office:value-type="float" office:value="4.8" calcext:value-type="float">
            <office:annotation draw:style-name="gr5" draw:text-style-name="P2" svg:width="82.18pt" svg:height="24.46pt" svg:x="979.46pt" svg:y="108.57pt" draw:caption-point-x="-17.29pt" draw:caption-point-y="42.8pt">
              <dc:date>2017-11-12T00:00:00</dc:date>
              <text:p text:style-name="P1">To &amp; Fro Esslingen</text:p>
            </office:annotation>
            <text:p>4.8</text:p>
          </table:table-cell>
          <table:table-cell table:style-name="ce61" table:number-columns-repeated="38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5" calcext:value-type="float">
            <text:p>15</text:p>
          </table:table-cell>
          <table:table-cell table:style-name="ce47" table:number-columns-repeated="4"/>
          <table:table-cell table:style-name="ce47" office:value-type="float" office:value="10" calcext:value-type="float">
            <office:annotation draw:style-name="gr6" draw:text-style-name="P2" svg:width="82.18pt" svg:height="16.89pt" svg:x="979.46pt" svg:y="126.45pt" draw:caption-point-x="-17.29pt" draw:caption-point-y="42.8pt">
              <dc:date>2017-10-08T00:00:00</dc:date>
              <text:p text:style-name="P1"><text:span text:style-name="T1">For Brunda</text:span></text:p>
            </office:annotation>
            <text:p>10</text:p>
          </table:table-cell>
          <table:table-cell table:style-name="ce47" table:number-columns-repeated="15"/>
          <table:table-cell table:style-name="ce61" table:number-columns-repeated="10"/>
          <table:table-cell table:style-name="ce61" office:value-type="float" office:value="20" calcext:value-type="float">
            <text:p>20</text:p>
          </table:table-cell>
          <table:table-cell table:style-name="ce61" table:number-columns-repeated="45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5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3"/>
          <table:table-cell table:style-name="ce48" office:value-type="float" office:value="50" calcext:value-type="float">
            <text:p>50</text:p>
          </table:table-cell>
          <table:table-cell table:style-name="ce48" table:number-columns-repeated="18"/>
          <table:table-cell table:style-name="ce62" table:number-columns-repeated="10"/>
          <table:table-cell table:style-name="ce62" office:value-type="float" office:value="20" calcext:value-type="float">
            <text:p>20</text:p>
          </table:table-cell>
          <table:table-cell table:style-name="ce62" table:number-columns-repeated="45"/>
          <table:table-cell table:style-name="ce72" table:number-columns-repeated="827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3"/>
          <table:table-cell table:number-columns-repeated="2" table:style-name="ce47" office:value-type="float" office:value="1.9" calcext:value-type="float">
            <text:p>1.9</text:p>
          </table:table-cell>
          <table:table-cell table:style-name="ce47" office:value-type="float" office:value="2.9" calcext:value-type="float">
            <text:p>2.9</text:p>
          </table:table-cell>
          <table:table-cell table:style-name="ce47" office:value-type="float" office:value="1.9" calcext:value-type="float">
            <text:p>1.9</text:p>
          </table:table-cell>
          <table:table-cell table:style-name="ce47" table:number-columns-repeated="6"/>
          <table:table-cell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47" office:value-type="float" office:value="1.9" calcext:value-type="float">
            <text:p>1.9</text:p>
          </table:table-cell>
          <table:table-cell table:style-name="ce47"/>
          <table:table-cell table:style-name="ce61"/>
          <table:table-cell table:style-name="ce61" office:value-type="float" office:value="1.9" calcext:value-type="float">
            <text:p>1.9</text:p>
          </table:table-cell>
          <table:table-cell table:style-name="ce61" table:number-columns-repeated="5"/>
          <table:table-cell table:style-name="ce61" office:value-type="float" office:value="1.9" calcext:value-type="float">
            <text:p>1.9</text:p>
          </table:table-cell>
          <table:table-cell table:style-name="ce61" table:number-columns-repeated="4"/>
          <table:table-cell table:style-name="ce61" office:value-type="float" office:value="1.9" calcext:value-type="float">
            <text:p>1.9</text:p>
          </table:table-cell>
          <table:table-cell table:style-name="ce61" table:number-columns-repeated="6"/>
          <table:table-cell table:style-name="ce61" table:formula="of:=2.4+1.9" office:value-type="float" office:value="4.3" calcext:value-type="float">
            <text:p>4.3</text:p>
          </table:table-cell>
          <table:table-cell table:style-name="ce61" table:number-columns-repeated="36"/>
          <table:table-cell table:style-name="Default" table:number-columns-repeated="877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 table:number-columns-repeated="6"/>
          <table:table-cell table:style-name="ce47" table:formula="of:=1.2+1.2" office:value-type="float" office:value="2.4" calcext:value-type="float">
            <text:p>2.4</text:p>
          </table:table-cell>
          <table:table-cell table:style-name="ce47"/>
          <table:table-cell table:style-name="ce47" table:formula="of:=2.4" office:value-type="float" office:value="2.4" calcext:value-type="float">
            <text:p>2.4</text:p>
          </table:table-cell>
          <table:table-cell table:style-name="ce47" table:number-columns-repeated="6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/>
          <table:table-cell table:number-columns-repeated="4" table:style-name="ce61" office:value-type="float" office:value="1.2" calcext:value-type="float">
            <text:p>1.2</text:p>
          </table:table-cell>
          <table:table-cell table:style-name="ce61" table:number-columns-repeated="6"/>
          <table:table-cell table:number-columns-repeated="2" table:style-name="ce61" office:value-type="float" office:value="1.2" calcext:value-type="float">
            <text:p>1.2</text:p>
          </table:table-cell>
          <table:table-cell table:style-name="ce61" office:value-type="float" office:value="0.7" calcext:value-type="float">
            <office:annotation draw:style-name="gr7" draw:text-style-name="P2" svg:width="82.18pt" svg:height="15.08pt" svg:x="979.46pt" svg:y="198.06pt" draw:caption-point-x="-17.29pt" draw:caption-point-y="42.8pt">
              <dc:date>2017-11-05T00:00:00</dc:date>
              <text:p text:style-name="P1"><text:span text:style-name="T1">0.5 from Pfand</text:span></text:p>
            </office:annotation>
            <text:p>0.7</text:p>
          </table:table-cell>
          <table:table-cell table:style-name="ce61"/>
          <table:table-cell table:number-columns-repeated="4" table:style-name="ce61" office:value-type="float" office:value="1.2" calcext:value-type="float">
            <text:p>1.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table:formula="of:=4.13" office:value-type="float" office:value="4.13" calcext:value-type="float">
            <office:annotation draw:style-name="gr4" draw:text-style-name="P2" svg:width="82.18pt" svg:height="39.29pt" svg:x="979.46pt" svg:y="215.21pt" draw:caption-point-x="-17.29pt" draw:caption-point-y="42.8pt">
              <dc:date>2017-10-03T00:00:00</dc:date>
              <text:p text:style-name="P1"><text:span text:style-name="T1">REWE Stuttgart</text:span></text:p>
            </office:annotation>
            <text:p>4.13</text:p>
          </table:table-cell>
          <table:table-cell table:style-name="ce47"/>
          <table:table-cell table:style-name="ce47" office:value-type="float" office:value="15.15" calcext:value-type="float">
            <office:annotation draw:style-name="gr6" draw:text-style-name="P2" svg:width="82.18pt" svg:height="16.89pt" svg:x="979.46pt" svg:y="215.21pt" draw:caption-point-x="-17.29pt" draw:caption-point-y="42.8pt">
              <dc:date>2017-10-08T00:00:00</dc:date>
              <text:p text:style-name="P1"><text:span text:style-name="T1">REWE</text:span></text:p>
            </office:annotation>
            <text:p>15.15</text:p>
          </table:table-cell>
          <table:table-cell table:style-name="ce47" office:value-type="float" office:value="7.71" calcext:value-type="float">
            <office:annotation draw:style-name="gr6" draw:text-style-name="P2" svg:width="82.18pt" svg:height="16.89pt" svg:x="979.46pt" svg:y="215.21pt" draw:caption-point-x="-17.29pt" draw:caption-point-y="42.8pt">
              <dc:date>2017-10-08T00:00:00</dc:date>
              <text:p text:style-name="P1"><text:span text:style-name="T1">REWE</text:span></text:p>
            </office:annotation>
            <text:p>7.71</text:p>
          </table:table-cell>
          <table:table-cell table:style-name="ce47"/>
          <table:table-cell table:style-name="ce47" office:value-type="float" office:value="1.3" calcext:value-type="float">
            <text:p>1.3</text:p>
          </table:table-cell>
          <table:table-cell table:style-name="ce47"/>
          <table:table-cell table:style-name="ce47" table:formula="of:=6.32" office:value-type="float" office:value="6.32" calcext:value-type="float">
            <office:annotation draw:style-name="gr6" draw:text-style-name="P2" svg:width="82.18pt" svg:height="16.89pt" svg:x="979.46pt" svg:y="215.21pt" draw:caption-point-x="-17.29pt" draw:caption-point-y="42.8pt">
              <dc:date>2017-10-10T00:00:00</dc:date>
              <text:p text:style-name="P1"><text:span text:style-name="T1">REWE</text:span></text:p>
            </office:annotation>
            <text:p>6.32</text:p>
          </table:table-cell>
          <table:table-cell table:style-name="ce47"/>
          <table:table-cell table:style-name="ce47" office:value-type="float" office:value="7.8" calcext:value-type="float">
            <office:annotation draw:style-name="gr6" draw:text-style-name="P2" svg:width="82.18pt" svg:height="16.89pt" svg:x="979.46pt" svg:y="215.21pt" draw:caption-point-x="-17.29pt" draw:caption-point-y="42.8pt">
              <dc:date>2017-10-15T00:00:00</dc:date>
              <text:p text:style-name="P1"><text:span text:style-name="T1">REWE</text:span></text:p>
            </office:annotation>
            <text:p>7.8</text:p>
          </table:table-cell>
          <table:table-cell table:style-name="ce47" table:number-columns-repeated="2"/>
          <table:table-cell table:style-name="ce47" office:value-type="float" office:value="9.71" calcext:value-type="float">
            <office:annotation draw:style-name="gr6" draw:text-style-name="P2" svg:width="82.18pt" svg:height="16.89pt" svg:x="979.46pt" svg:y="215.21pt" draw:caption-point-x="-17.29pt" draw:caption-point-y="42.8pt">
              <dc:date>2017-10-15T00:00:00</dc:date>
              <text:p text:style-name="P1"><text:span text:style-name="T1">REWE</text:span></text:p>
            </office:annotation>
            <text:p>9.71</text:p>
          </table:table-cell>
          <table:table-cell table:style-name="ce47" table:number-columns-repeated="4"/>
          <table:table-cell table:style-name="ce47" office:value-type="float" office:value="2.3" calcext:value-type="float">
            <text:p>2.3</text:p>
          </table:table-cell>
          <table:table-cell table:style-name="ce47" office:value-type="float" office:value="8.7" calcext:value-type="float">
            <office:annotation draw:style-name="gr4" draw:text-style-name="P2" svg:width="82.18pt" svg:height="39.29pt" svg:x="979.46pt" svg:y="215.21pt" draw:caption-point-x="-17.29pt" draw:caption-point-y="42.8pt">
              <dc:date>2017-10-23T00:00:00</dc:date>
              <text:p text:style-name="P1"><text:span text:style-name="T1">REWE. </text:span><text:span text:style-name="T1">Chocolates for </text:span><text:span text:style-name="T1">Vinay House</text:span></text:p>
            </office:annotation>
            <text:p>8.7</text:p>
          </table:table-cell>
          <table:table-cell table:style-name="ce47" office:value-type="float" office:value="6.7" calcext:value-type="float">
            <office:annotation draw:style-name="gr6" draw:text-style-name="P2" svg:width="82.18pt" svg:height="16.89pt" svg:x="979.46pt" svg:y="215.21pt" draw:caption-point-x="-17.29pt" draw:caption-point-y="42.8pt">
              <dc:date>2017-10-23T00:00:00</dc:date>
              <text:p text:style-name="P1"><text:span text:style-name="T1">REWE</text:span></text:p>
            </office:annotation>
            <text:p>6.7</text:p>
          </table:table-cell>
          <table:table-cell table:style-name="ce47" table:number-columns-repeated="2"/>
          <table:table-cell table:style-name="ce61"/>
          <table:table-cell table:style-name="ce66"/>
          <table:table-cell table:style-name="ce61" office:value-type="float" office:value="8.9" calcext:value-type="float">
            <office:annotation draw:style-name="gr6" draw:text-style-name="P2" svg:width="82.18pt" svg:height="16.89pt" svg:x="979.46pt" svg:y="215.21pt" draw:caption-point-x="-17.29pt" draw:caption-point-y="42.8pt">
              <dc:date>2017-10-30T00:00:00</dc:date>
              <text:p text:style-name="P1"><text:span text:style-name="T1">Kaufland</text:span></text:p>
            </office:annotation>
            <text:p>8.9</text:p>
          </table:table-cell>
          <table:table-cell table:style-name="ce61"/>
          <table:table-cell table:style-name="ce61" table:formula="of:=15+0.4" office:value-type="float" office:value="15.4" calcext:value-type="float">
            <office:annotation draw:style-name="gr6" draw:text-style-name="P2" svg:width="82.18pt" svg:height="16.89pt" svg:x="979.46pt" svg:y="215.21pt" draw:caption-point-x="-17.29pt" draw:caption-point-y="42.8pt">
              <dc:date>2017-10-30T00:00:00</dc:date>
              <text:p text:style-name="P1"><text:span text:style-name="T1">REWE</text:span></text:p>
            </office:annotation>
            <text:p>15.4</text:p>
          </table:table-cell>
          <table:table-cell table:style-name="ce61"/>
          <table:table-cell table:style-name="ce61" office:value-type="float" office:value="11.75" calcext:value-type="float">
            <office:annotation draw:style-name="gr7" draw:text-style-name="P2" svg:width="82.18pt" svg:height="15.08pt" svg:x="979.46pt" svg:y="215.21pt" draw:caption-point-x="-17.29pt" draw:caption-point-y="42.8pt">
              <dc:date>2017-11-02T00:00:00</dc:date>
              <text:p text:style-name="P1"><text:span text:style-name="T1">KaufLand</text:span></text:p>
            </office:annotation>
            <text:p>11.75</text:p>
          </table:table-cell>
          <table:table-cell table:style-name="ce61" table:number-columns-repeated="4"/>
          <table:table-cell table:style-name="ce61" office:value-type="float" office:value="14.8" calcext:value-type="float">
            <office:annotation draw:style-name="gr7" draw:text-style-name="P2" svg:width="82.18pt" svg:height="15.08pt" svg:x="979.46pt" svg:y="215.21pt" draw:caption-point-x="-17.29pt" draw:caption-point-y="42.8pt">
              <dc:date>2017-11-05T00:00:00</dc:date>
              <text:p text:style-name="P1"><text:span text:style-name="T1">REWE</text:span></text:p>
            </office:annotation>
            <text:p>14.8</text:p>
          </table:table-cell>
          <table:table-cell table:style-name="ce61" table:number-columns-repeated="6"/>
          <table:table-cell table:style-name="ce61" table:formula="of:=24.5+2.25+1.1" office:value-type="float" office:value="27.85" calcext:value-type="float">
            <office:annotation draw:style-name="gr5" draw:text-style-name="P2" svg:width="82.18pt" svg:height="24.46pt" svg:x="979.46pt" svg:y="215.21pt" draw:caption-point-x="-17.29pt" draw:caption-point-y="42.8pt">
              <dc:date>2017-11-12T00:00:00</dc:date>
              <text:p text:style-name="P1">Kaufland + LiDL+REWE</text:p>
            </office:annotation>
            <text:p>27.85</text:p>
          </table:table-cell>
          <table:table-cell table:style-name="ce61" table:number-columns-repeated="36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/>
          <table:table-cell table:style-name="ce49" office:value-type="float" office:value="2.55" calcext:value-type="float">
            <office:annotation draw:style-name="gr8" draw:text-style-name="P2" svg:width="82.18pt" svg:height="28.09pt" svg:x="979.46pt" svg:y="233.12pt" draw:caption-point-x="-17.29pt" draw:caption-point-y="42.8pt">
              <dc:date>2017-10-03T00:00:00</dc:date>
              <text:p text:style-name="P1"><text:span text:style-name="T1">Body Wash</text:span></text:p>
            </office:annotation>
            <text:p>2.55</text:p>
          </table:table-cell>
          <table:table-cell table:style-name="ce47" table:number-columns-repeated="4"/>
          <table:table-cell table:style-name="ce47" table:formula="of:=9 + 3" office:value-type="float" office:value="12" calcext:value-type="float">
            <office:annotation draw:style-name="gr8" draw:text-style-name="P2" svg:width="82.18pt" svg:height="28.09pt" svg:x="962.16pt" svg:y="275.92pt" draw:caption-point-x="0pt" draw:caption-point-y="0pt">
              <dc:date>2017-10-08T00:00:00</dc:date>
              <text:p text:style-name="P1"><text:span text:style-name="T1">Socks + </text:span><text:span text:style-name="T1">Umbrella</text:span></text:p>
            </office:annotation>
            <text:p>12</text:p>
          </table:table-cell>
          <table:table-cell table:style-name="ce47"/>
          <table:table-cell table:style-name="ce47" office:value-type="float" office:value="50" calcext:value-type="float">
            <office:annotation draw:style-name="gr4" draw:text-style-name="P2" svg:width="82.18pt" svg:height="39.29pt" svg:x="979.46pt" svg:y="233.12pt" draw:caption-point-x="-17.29pt" draw:caption-point-y="42.8pt">
              <dc:date>2017-10-10T00:00:00</dc:date>
              <text:p text:style-name="P1"><text:span text:style-name="T1">The North Face </text:span><text:span text:style-name="T1">Base Camp </text:span><text:span text:style-name="T1">Duffel</text:span></text:p>
            </office:annotation>
            <text:p>50</text:p>
          </table:table-cell>
          <table:table-cell table:style-name="ce47" office:value-type="float" office:value="110" calcext:value-type="float">
            <office:annotation draw:style-name="gr8" draw:text-style-name="P2" svg:width="82.18pt" svg:height="28.09pt" svg:x="979.46pt" svg:y="233.12pt" draw:caption-point-x="-17.29pt" draw:caption-point-y="42.8pt">
              <dc:date>2017-10-10T00:00:00</dc:date>
              <text:p text:style-name="P1"><text:span text:style-name="T1">Shure SE215 </text:span><text:span text:style-name="T1">Earphones</text:span></text:p>
            </office:annotation>
            <text:p>110</text:p>
          </table:table-cell>
          <table:table-cell table:style-name="ce47" table:number-columns-repeated="3"/>
          <table:table-cell table:style-name="ce47" office:value-type="float" office:value="40" calcext:value-type="float">
            <office:annotation draw:style-name="gr6" draw:text-style-name="P2" svg:width="82.18pt" svg:height="16.89pt" svg:x="979.46pt" svg:y="233.12pt" draw:caption-point-x="-17.29pt" draw:caption-point-y="42.8pt">
              <dc:date>2017-10-15T00:00:00</dc:date>
              <text:p text:style-name="P1"><text:span text:style-name="T1">Burton Dopp Kit</text:span></text:p>
            </office:annotation>
            <text:p>40</text:p>
          </table:table-cell>
          <table:table-cell table:style-name="ce47" table:number-columns-repeated="2"/>
          <table:table-cell table:style-name="ce47" office:value-type="float" office:value="20" calcext:value-type="float">
            <text:p>20</text:p>
          </table:table-cell>
          <table:table-cell table:style-name="ce47" table:number-columns-repeated="3"/>
          <table:table-cell table:style-name="ce47" office:value-type="float" office:value="9" calcext:value-type="float">
            <text:p>9</text:p>
          </table:table-cell>
          <table:table-cell table:style-name="ce47"/>
          <table:table-cell table:style-name="ce61" table:number-columns-repeated="12"/>
          <table:table-cell table:style-name="ce61" office:value-type="float" office:value="8" calcext:value-type="float">
            <office:annotation draw:style-name="gr7" draw:text-style-name="P2" svg:width="82.18pt" svg:height="15.08pt" svg:x="979.46pt" svg:y="233.12pt" draw:caption-point-x="-17.29pt" draw:caption-point-y="42.8pt">
              <dc:date>2017-11-05T00:00:00</dc:date>
              <text:p text:style-name="P1"><text:span text:style-name="T1">Ear studs</text:span></text:p>
            </office:annotation>
            <text:p>8</text:p>
          </table:table-cell>
          <table:table-cell table:style-name="ce61" table:number-columns-repeated="6"/>
          <table:table-cell table:style-name="ce61" table:formula="of:=14+13" office:value-type="float" office:value="27" calcext:value-type="float">
            <office:annotation draw:style-name="gr5" draw:text-style-name="P2" svg:width="82.18pt" svg:height="24.46pt" svg:x="979.46pt" svg:y="233.12pt" draw:caption-point-x="-17.29pt" draw:caption-point-y="42.8pt">
              <dc:date>2017-11-12T00:00:00</dc:date>
              <text:p text:style-name="P1">OrtLieb Dry Bag + USB Charger</text:p>
            </office:annotation>
            <text:p>27</text:p>
          </table:table-cell>
          <table:table-cell table:style-name="ce61" table:number-columns-repeated="13"/>
          <table:table-cell table:style-name="Default"/>
          <table:table-cell table:style-name="ce61" table:number-columns-repeated="22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9" table:number-columns-repeated="2"/>
          <table:table-cell table:style-name="ce49" office:value-type="float" office:value="2.5" calcext:value-type="float">
            <office:annotation draw:style-name="gr8" draw:text-style-name="P2" svg:width="82.18pt" svg:height="28.09pt" svg:x="979.46pt" svg:y="251.01pt" draw:caption-point-x="-17.29pt" draw:caption-point-y="42.8pt">
              <dc:date>2017-10-03T00:00:00</dc:date>
              <text:p text:style-name="P1"><text:span text:style-name="T1">Pommes Fries</text:span></text:p>
              <text:p text:style-name="P1"><text:span text:style-name="T1"/></text:p>
            </office:annotation>
            <text:p>2.5</text:p>
          </table:table-cell>
          <table:table-cell table:style-name="ce49" table:number-columns-repeated="3"/>
          <table:table-cell table:style-name="ce47" table:number-columns-repeated="6"/>
          <table:table-cell table:style-name="ce47" office:value-type="float" office:value="4" calcext:value-type="float">
            <office:annotation draw:style-name="gr8" draw:text-style-name="P2" svg:width="82.18pt" svg:height="28.09pt" svg:x="979.46pt" svg:y="251.01pt" draw:caption-point-x="-17.29pt" draw:caption-point-y="42.8pt">
              <dc:date>2017-10-15T00:00:00</dc:date>
              <text:p text:style-name="P1"><text:span text:style-name="T1">Veg Doner</text:span></text:p>
              <text:p text:style-name="P1"><text:span text:style-name="T1"/></text:p>
            </office:annotation>
            <text:p>4</text:p>
          </table:table-cell>
          <table:table-cell table:style-name="ce47" table:number-columns-repeated="10"/>
          <table:table-cell table:style-name="Default"/>
          <table:table-cell table:style-name="ce61" table:number-columns-repeated="2"/>
          <table:table-cell table:style-name="ce61" office:value-type="float" office:value="2.5" calcext:value-type="float">
            <office:annotation draw:style-name="gr6" draw:text-style-name="P2" svg:width="82.18pt" svg:height="16.89pt" svg:x="979.46pt" svg:y="251.01pt" draw:caption-point-x="-17.29pt" draw:caption-point-y="42.8pt">
              <dc:date>2017-10-30T00:00:00</dc:date>
              <text:p text:style-name="P1"><text:span text:style-name="T1">Pommes Fries</text:span></text:p>
            </office:annotation>
            <text:p>2.5</text:p>
          </table:table-cell>
          <table:table-cell table:style-name="ce61" table:number-columns-repeated="11"/>
          <table:table-cell table:style-name="ce61" office:value-type="float" office:value="16" calcext:value-type="float">
            <office:annotation draw:style-name="gr5" draw:text-style-name="P2" svg:width="82.18pt" svg:height="24.46pt" svg:x="979.46pt" svg:y="251.01pt" draw:caption-point-x="-17.29pt" draw:caption-point-y="42.8pt">
              <dc:date>2017-11-12T00:00:00</dc:date>
              <text:p text:style-name="P1">Indian Restaurant</text:p>
            </office:annotation>
            <text:p>16</text:p>
          </table:table-cell>
          <table:table-cell table:style-name="ce61" table:number-columns-repeated="39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54"/>
          <table:table-cell table:style-name="Default" table:number-columns-repeated="877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/>
          <table:table-cell table:style-name="ce63" office:value-type="float" office:value="1" calcext:value-type="float">
            <office:annotation draw:style-name="gr7" draw:text-style-name="P2" svg:width="82.18pt" svg:height="15.08pt" svg:x="979.46pt" svg:y="286.81pt" draw:caption-point-x="-17.29pt" draw:caption-point-y="42.8pt">
              <dc:date>2017-11-12T00:00:00</dc:date>
              <text:p text:style-name="P1">Beggar</text:p>
            </office:annotation>
            <text:p>1</text:p>
          </table:table-cell>
          <table:table-cell table:style-name="ce63" table:number-columns-repeated="2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6"/>
          <table:table-cell table:style-name="ce47" table:number-columns-repeated="18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3"/>
          <table:table-cell table:style-name="ce4" table:number-columns-spanned="3" table:number-rows-spanned="1"/>
          <table:covered-table-cell table:number-columns-repeated="2" table:style-name="ce58"/>
          <table:table-cell table:style-name="ce4" table:number-columns-spanned="3" table:number-rows-spanned="1"/>
          <table:covered-table-cell table:number-columns-repeated="2" table:style-name="ce58"/>
          <table:table-cell table:style-name="ce4" table:number-columns-spanned="3" table:number-rows-spanned="1"/>
          <table:covered-table-cell table:style-name="ce58"/>
          <table:covered-table-cell table:style-name="ce47"/>
          <table:table-cell table:style-name="ce47" table:number-columns-repeated="12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"/>
          <table:table-cell table:style-name="ce61" table:number-columns-repeated="16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17"/>
          <table:table-cell table:style-name="ce61"/>
          <table:table-cell table:style-name="ce63" table:number-columns-repeated="28"/>
          <table:table-cell table:style-name="Default" table:number-columns-repeated="887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46"/>
          <table:table-cell table:style-name="Default" table:number-columns-repeated="887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14"/>
            <table:table-cell table:style-name="ce67"/>
            <table:table-cell table:style-name="ce63" table:number-columns-repeated="31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5"/>
            <table:table-cell table:style-name="Default"/>
            <table:table-cell table:style-name="ce63" table:number-columns-repeated="6"/>
            <table:table-cell table:style-name="Default"/>
            <table:table-cell table:style-name="ce63" table:number-columns-repeated="2"/>
            <table:table-cell table:style-name="Default"/>
            <table:table-cell table:style-name="ce63" table:number-columns-repeated="6"/>
            <table:table-cell table:style-name="Default"/>
            <table:table-cell table:style-name="ce63" table:number-columns-repeated="3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46"/>
            <table:table-cell table:style-name="Default" table:number-columns-repeated="887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120.68" calcext:value-type="float">
            <text:p>120.68</text:p>
          </table:table-cell>
          <table:table-cell table:style-name="ce50" table:formula="of:=SUM([.F2:.F71])" office:value-type="float" office:value="142" calcext:value-type="float">
            <text:p>142</text:p>
          </table:table-cell>
          <table:table-cell table:style-name="ce50" table:formula="of:=SUM([.G2:.G71])" office:value-type="float" office:value="67.05" calcext:value-type="float">
            <text:p>67.05</text:p>
          </table:table-cell>
          <table:table-cell table:style-name="ce50" table:formula="of:=SUM([.H2:.H71])" office:value-type="float" office:value="9.61" calcext:value-type="float">
            <text:p>9.61</text:p>
          </table:table-cell>
          <table:table-cell table:style-name="ce50" table:formula="of:=SUM([.I2:.I71])" office:value-type="float" office:value="2.9" calcext:value-type="float">
            <text:p>2.9</text:p>
          </table:table-cell>
          <table:table-cell table:style-name="ce50" table:formula="of:=SUM([.J2:.J71])" office:value-type="float" office:value="27.6" calcext:value-type="float">
            <text:p>27.6</text:p>
          </table:table-cell>
          <table:table-cell table:style-name="ce50" table:formula="of:=SUM([.K2:.K71])" office:value-type="float" office:value="0" calcext:value-type="float">
            <text:p>0</text:p>
          </table:table-cell>
          <table:table-cell table:style-name="ce50" table:formula="of:=SUM([.L2:.L71])" office:value-type="float" office:value="58.72" calcext:value-type="float">
            <text:p>58.72</text:p>
          </table:table-cell>
          <table:table-cell table:style-name="ce50" table:formula="of:=SUM([.M2:.M71])" office:value-type="float" office:value="110" calcext:value-type="float">
            <text:p>110</text:p>
          </table:table-cell>
          <table:table-cell table:style-name="ce50" table:formula="of:=SUM([.N2:.N71])" office:value-type="float" office:value="7.8" calcext:value-type="float">
            <text:p>7.8</text:p>
          </table:table-cell>
          <table:table-cell table:style-name="ce50" table:formula="of:=SUM([.O2:.O71])" office:value-type="float" office:value="0" calcext:value-type="float">
            <text:p>0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51.61" calcext:value-type="float">
            <text:p>51.61</text:p>
          </table:table-cell>
          <table:table-cell table:style-name="ce50" table:formula="of:=SUM([.R2:.R71])" office:value-type="float" office:value="0" calcext:value-type="float">
            <text:p>0</text:p>
          </table:table-cell>
          <table:table-cell table:style-name="ce50" table:formula="of:=SUM([.S2:.S71])" office:value-type="float" office:value="1.2" calcext:value-type="float">
            <text:p>1.2</text:p>
          </table:table-cell>
          <table:table-cell table:style-name="ce50" table:formula="of:=SUM([.T2:.T71])" office:value-type="float" office:value="20" calcext:value-type="float">
            <text:p>20</text:p>
          </table:table-cell>
          <table:table-cell table:style-name="ce50" table:formula="of:=SUM([.U2:.U71])" office:value-type="float" office:value="2" calcext:value-type="float">
            <text:p>2</text:p>
          </table:table-cell>
          <table:table-cell table:style-name="ce50" table:formula="of:=SUM([.V2:.V71])" office:value-type="float" office:value="2.3" calcext:value-type="float">
            <text:p>2.3</text:p>
          </table:table-cell>
          <table:table-cell table:style-name="ce50" table:formula="of:=SUM([.W2:.W71])" office:value-type="float" office:value="15.9" calcext:value-type="float">
            <text:p>15.9</text:p>
          </table:table-cell>
          <table:table-cell table:style-name="ce50" table:formula="of:=SUM([.X2:.X71])" office:value-type="float" office:value="18.8" calcext:value-type="float">
            <text:p>18.8</text:p>
          </table:table-cell>
          <table:table-cell table:style-name="ce50"/>
          <table:table-cell table:style-name="ce64" table:number-columns-repeated="46"/>
          <table:table-cell table:style-name="ce68" table:number-columns-repeated="837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8" table:visibility="collapse">
            <table:table-cell table:style-name="ce85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8" table:visibility="collapse">
            <table:covered-table-cell table:style-name="ce85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3468.37" calcext:value-type="float">
            <text:p>3468.37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3468.37" calcext:value-type="float">
              <text:p>-3468.37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AA2]" office:value-type="float" office:value="2530.5" calcext:value-type="float">
            <text:p>2530.5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937.869999999999" calcext:value-type="float">
            <text:p>937.87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13" table:visibility="collapse">
            <table:table-cell table:style-name="ce89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8" table:visibility="collapse">
            <table:covered-table-cell table:style-name="ce89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14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262.130000000001" calcext:value-type="float">
            <text:p>262.1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1*2+0*1+1*0.5+0*0.2+2*0.1+3*0.05+2*0.02+4*0.01" office:value-type="float" office:value="2.93" calcext:value-type="float">
              <text:p>2.93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table:formula="of:=4*50+0*20+0*10+4*2+2*1" office:value-type="float" office:value="210" calcext:value-type="float">
              <text:p>21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50" calcext:value-type="float">
              <text:p>5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4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262.93" calcext:value-type="float">
            <text:p>262.9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style-name="ce67"/>
          <table:table-cell/>
          <table:table-cell table:style-name="ce67" table:number-columns-repeated="6"/>
          <table:table-cell/>
          <table:table-cell table:style-name="ce67" table:number-columns-repeated="9"/>
          <table:table-cell/>
          <table:table-cell table:style-name="ce67" table:number-columns-repeated="7"/>
          <table:table-cell table:number-columns-repeated="953"/>
        </table:table-row>
        <table:table-row-group table:display="false">
          <table:table-row table:style-name="ro14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3731.3" calcext:value-type="float">
              <text:p>-3731.3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23"/>
            <table:table-cell table:style-name="ce67"/>
            <table:table-cell/>
            <table:table-cell table:style-name="ce67" table:number-columns-repeated="6"/>
            <table:table-cell/>
            <table:table-cell table:style-name="ce67" table:number-columns-repeated="9"/>
            <table:table-cell/>
            <table:table-cell table:style-name="ce67" table:number-columns-repeated="7"/>
            <table:table-cell table:number-columns-repeated="953"/>
          </table:table-row>
        </table:table-row-group>
        <table:table-row table:style-name="ro14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3731.3" calcext:value-type="float">
            <text:p>3731.3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23"/>
          <table:table-cell table:formula="of:=[.C94]-1.69" office:value-type="float" office:value="-1.69" calcext:value-type="float">
            <text:p>-1.69</text:p>
          </table:table-cell>
          <table:table-cell/>
          <table:table-cell table:formula="of:=[.C94]-1.69" office:value-type="float" office:value="-1.69" calcext:value-type="float">
            <text:p>-1.69</text:p>
          </table:table-cell>
          <table:table-cell table:formula="of:=[.D94]-1.69" office:value-type="float" office:value="-1.69" calcext:value-type="float">
            <text:p>-1.69</text:p>
          </table:table-cell>
          <table:table-cell table:formula="of:=[.E94]-1.69" office:value-type="float" office:value="-1.69" calcext:value-type="float">
            <text:p>-1.69</text:p>
          </table:table-cell>
          <table:table-cell table:formula="of:=[.F94]-1.69" office:value-type="float" office:value="-1.69" calcext:value-type="float">
            <text:p>-1.69</text:p>
          </table:table-cell>
          <table:table-cell table:formula="of:=[.G94]-1.69" office:value-type="float" office:value="-1.69" calcext:value-type="float">
            <text:p>-1.69</text:p>
          </table:table-cell>
          <table:table-cell table:formula="of:=[.H94]-1.69" office:value-type="float" office:value="-1.69" calcext:value-type="float">
            <text:p>-1.69</text:p>
          </table:table-cell>
          <table:table-cell/>
          <table:table-cell table:formula="of:=[.J94]-1.69" office:value-type="float" office:value="-1.69" calcext:value-type="float">
            <text:p>-1.69</text:p>
          </table:table-cell>
          <table:table-cell table:formula="of:=[.K94]-1.69" office:value-type="float" office:value="-1.69" calcext:value-type="float">
            <text:p>-1.69</text:p>
          </table:table-cell>
          <table:table-cell table:formula="of:=[.L94]-1.69" office:value-type="float" office:value="-1.69" calcext:value-type="float">
            <text:p>-1.69</text:p>
          </table:table-cell>
          <table:table-cell table:formula="of:=[.M94]-1.69" office:value-type="float" office:value="-1.69" calcext:value-type="float">
            <text:p>-1.69</text:p>
          </table:table-cell>
          <table:table-cell table:formula="of:=[.N94]-1.69" office:value-type="float" office:value="-1.69" calcext:value-type="float">
            <text:p>-1.69</text:p>
          </table:table-cell>
          <table:table-cell table:formula="of:=[.O94]-1.69" office:value-type="float" office:value="-1.69" calcext:value-type="float">
            <text:p>-1.69</text:p>
          </table:table-cell>
          <table:table-cell table:formula="of:=[.P94]-1.69" office:value-type="float" office:value="-1.69" calcext:value-type="float">
            <text:p>-1.69</text:p>
          </table:table-cell>
          <table:table-cell table:formula="of:=[.Q94]-1.69" office:value-type="float" office:value="-1.69" calcext:value-type="float">
            <text:p>-1.69</text:p>
          </table:table-cell>
          <table:table-cell table:formula="of:=[.R94]-1.69" office:value-type="float" office:value="-1.69" calcext:value-type="float">
            <text:p>-1.69</text:p>
          </table:table-cell>
          <table:table-cell/>
          <table:table-cell table:formula="of:=[.T94]-1.69" office:value-type="float" office:value="-1.69" calcext:value-type="float">
            <text:p>-1.69</text:p>
          </table:table-cell>
          <table:table-cell table:formula="of:=[.U94]-1.69" office:value-type="float" office:value="-1.69" calcext:value-type="float">
            <text:p>-1.69</text:p>
          </table:table-cell>
          <table:table-cell table:formula="of:=[.V94]-1.69" office:value-type="float" office:value="-1.69" calcext:value-type="float">
            <text:p>-1.69</text:p>
          </table:table-cell>
          <table:table-cell table:formula="of:=[.W94]-1.69" office:value-type="float" office:value="-1.69" calcext:value-type="float">
            <text:p>-1.69</text:p>
          </table:table-cell>
          <table:table-cell table:formula="of:=[.X94]-1.69" office:value-type="float" office:value="-1.69" calcext:value-type="float">
            <text:p>-1.69</text:p>
          </table:table-cell>
          <table:table-cell table:formula="of:=[.Y94]-1.69" office:value-type="float" office:value="-1.69" calcext:value-type="float">
            <text:p>-1.69</text:p>
          </table:table-cell>
          <table:table-cell table:formula="of:=[.Z94]-1.69" office:value-type="float" office:value="-1.69" calcext:value-type="float">
            <text:p>-1.69</text:p>
          </table:table-cell>
          <table:table-cell table:number-columns-repeated="953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0.799999999998988" calcext:value-type="float">
            <text:p>-0.8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5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7-10-02" calcext:value-type="date" table:number-columns-spanned="2" table:number-rows-spanned="1">
              <text:p>2. October 2017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7-12-16" calcext:value-type="date" table:number-columns-spanned="2" table:number-rows-spanned="1">
              <text:p>16. December 2017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75" calcext:value-type="float" table:number-columns-spanned="2" table:number-rows-spanned="1">
              <text:p>75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7-11-12" calcext:value-type="date">
              <text:p>12. November 2017</text:p>
            </table:table-cell>
            <table:table-cell table:style-name="ce39" table:formula="of:=[.B99]*[.B100]" office:value-type="float" office:value="3000" calcext:value-type="float">
              <text:p>300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93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7-11-12" calcext:value-type="date" table:number-columns-spanned="1" table:number-rows-spanned="4">
              <text:p>12. November 2017</text:p>
            </table:table-cell>
            <table:table-cell table:style-name="ce40" table:formula="of:=SUM([.B115:.B132])" office:value-type="float" office:value="1200" calcext:value-type="float" table:number-columns-spanned="1" table:number-rows-spanned="4">
              <text:p>120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93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93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7" table:visibility="collapse">
            <table:covered-table-cell table:style-name="ce93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8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7-11-12" calcext:value-type="date">
            <text:p>12. Nov. 2017</text:p>
          </table:table-cell>
          <table:table-cell table:style-name="ce41" table:formula="of:=[.B81]+SUM([.E4:.BR4])" office:value-type="float" office:value="2564" calcext:value-type="float">
            <text:p>2564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8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7-11-12" calcext:value-type="date">
            <text:p>12. Nov. 2017</text:p>
          </table:table-cell>
          <table:table-cell table:style-name="ce119" table:formula="of:=[.B79]-[.C106]" office:value-type="float" office:value="904.369999999999" calcext:value-type="float">
            <text:p>904.37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8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7-12-16" calcext:value-type="date">
            <text:p>16. Dec. 2017</text:p>
          </table:table-cell>
          <table:table-cell table:style-name="ce42" table:formula="of:=[.B84]-[.C107]" office:value-type="float" office:value="33.5" calcext:value-type="float">
            <text:p>33.5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8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7-12-16" calcext:value-type="date">
              <text:p>16. Dec. 2017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8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7-12-16" calcext:value-type="date">
            <text:p>16. Dec. 2017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8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9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1833.5" calcext:value-type="float">
            <text:p>1833.5</text:p>
          </table:table-cell>
          <table:table-cell table:style-name="ce53" office:value-type="string" calcext:value-type="string">
            <text:p>Always Add Return TAXI BILLS IN Advance ( Probably 30 Euros approximately )</text:p>
          </table:table-cell>
          <table:table-cell table:number-columns-repeated="44"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958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 table:display="false">
          <table:table-row table:style-name="ro20" table:visibility="collapse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1" table:visibility="collapse">
            <table:table-cell table:style-name="ce21" office:value-type="date" office:date-value="2017-10-02" calcext:value-type="date">
              <text:p>2. October 2017</text:p>
            </table:table-cell>
            <table:table-cell table:style-name="ce38" office:value-type="float" office:value="500" calcext:value-type="float">
              <text:p>5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1" table:visibility="collapse">
            <table:table-cell table:style-name="ce21" office:value-type="date" office:date-value="2017-10-10" calcext:value-type="date">
              <text:p>10. October 2017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number-columns-repeated="1021"/>
          </table:table-row>
          <table:table-row table:style-name="ro21" table:visibility="collapse">
            <table:table-cell table:style-name="ce21" office:value-type="date" office:date-value="2017-11-04" calcext:value-type="date">
              <text:p>4. November 2017</text:p>
            </table:table-cell>
            <table:table-cell table:style-name="ce38" office:value-type="float" office:value="500" calcext:value-type="float">
              <text:p>500</text:p>
            </table:table-cell>
            <table:table-cell table:style-name="ce38"/>
            <table:table-cell table:number-columns-repeated="1021"/>
          </table:table-row>
          <table:table-row table:style-name="ro21" table:visibility="collapse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1" table:visibility="collapse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1" table:visibility="collapse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office:forms form:automatic-focus="false" form:apply-design-mode="false"/>
        <table:table-column table:style-name="co13" table:default-cell-style-name="ce73"/>
        <table:table-column table:style-name="co14" table:default-cell-style-name="ce78"/>
        <table:table-column table:style-name="co15" table:default-cell-style-name="ce78"/>
        <table:table-column table:style-name="co13" table:number-columns-repeated="1021" table:default-cell-style-name="ce73"/>
        <table:table-row table:style-name="ro22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2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41" calcext:value-type="float">
            <text:p>41</text:p>
          </table:table-cell>
          <table:table-cell table:number-columns-repeated="1021"/>
        </table:table-row>
        <table:table-row table:style-name="ro22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2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640" calcext:value-type="float">
            <text:p>1640</text:p>
          </table:table-cell>
          <table:table-cell table:number-columns-repeated="1021"/>
        </table:table-row>
        <table:table-row table:style-name="ro22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904.369999999999" calcext:value-type="float">
            <text:p>904.369999999999</text:p>
          </table:table-cell>
          <table:table-cell table:number-columns-repeated="1021"/>
        </table:table-row>
        <table:table-row table:style-name="ro23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735.630000000001" calcext:value-type="float">
            <text:p>735.630000000001</text:p>
          </table:table-cell>
          <table:table-cell table:number-columns-repeated="1021"/>
        </table:table-row>
        <table:table-row table:style-name="ro22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2" table:number-rows-repeated="104856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number-style style:name="N12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22:18:31.740889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7-11-12T22:35:50.377543996</dc:date>
    <meta:editing-cycles>1278</meta:editing-cycles>
    <meta:editing-duration>P116DT21H32M27S</meta:editing-duration>
    <meta:generator>LibreOffice/5.3.7.2.0$Linux_X86_64 LibreOffice_project/30$Build-2</meta:generator>
    <meta:document-statistic meta:table-count="2" meta:cell-count="298" meta:object-count="0"/>
  </office:meta>
</office:document-meta>
</file>